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0f8a2f" officeooo:paragraph-rsid="000f8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ceira linha da maquina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6:47:54.022435776</dc:date>
    <meta:editing-duration>PT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2" meta:character-count="67" meta:non-whitespace-character-count="57"/>
  </office:meta>
</office:document-meta>
</file>